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line-height="115%" fo:text-align="end" style:justify-single-word="false"/>
      <style:text-properties officeooo:rsid="00086208" officeooo:paragraph-rsid="00086208"/>
    </style:style>
    <style:style style:name="P2" style:family="paragraph" style:parent-style-name="Standard">
      <style:paragraph-properties fo:line-height="115%" fo:text-align="center" style:justify-single-word="false"/>
      <style:text-properties officeooo:rsid="000b7b75" officeooo:paragraph-rsid="000b7b75"/>
    </style:style>
    <style:style style:name="P3" style:family="paragraph" style:parent-style-name="Standard">
      <style:paragraph-properties fo:line-height="115%" fo:text-align="end" style:justify-single-word="false"/>
      <style:text-properties officeooo:rsid="00086208" officeooo:paragraph-rsid="00086208"/>
    </style:style>
    <style:style style:name="P4" style:family="paragraph" style:parent-style-name="Standard">
      <style:paragraph-properties fo:line-height="115%" fo:text-align="start" style:justify-single-word="false"/>
      <style:text-properties officeooo:rsid="00086208" officeooo:paragraph-rsid="00138eac"/>
    </style:style>
    <style:style style:name="P5" style:family="paragraph" style:parent-style-name="Standard">
      <style:paragraph-properties fo:line-height="115%" fo:text-align="start" style:justify-single-word="false"/>
      <style:text-properties officeooo:rsid="00086208" officeooo:paragraph-rsid="0014f22f"/>
    </style:style>
    <style:style style:name="T1" style:family="text">
      <style:text-properties style:text-position="super 58%"/>
    </style:style>
    <style:style style:name="T2" style:family="text">
      <style:text-properties officeooo:rsid="00096975"/>
    </style:style>
    <style:style style:name="T3" style:family="text">
      <style:text-properties officeooo:rsid="00138eac"/>
    </style:style>
    <style:style style:name="T4" style:family="text">
      <style:text-properties officeooo:rsid="0014f22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icholas Zimmerer</text:p>
      <text:p text:style-name="P1">June 29<text:span text:style-name="T1">th</text:span> 2017</text:p>
      <text:p text:style-name="P2">Toolkit</text:p>
      <text:p text:style-name="P4"><text:tab/><text:span text:style-name="T2">The Toolkit is a collection of applications which demonstrate a variety of topics of computer security. The main goal of the Toolkit is to teach users about the topic, along with providing a playground to test and develop their understanding in. The Toolkit focuses on three security concepts: SQL injection, steganography, and encryption. </text:span></text:p>
      <text:p text:style-name="P4"><text:span text:style-name="T2"><text:tab/>SQL injection is a vulnerability which is found when the code to execute database querys is written improperly. The Toolkit demo allows the user to test out querys on a sample database, and inject their own SQL commands into the query string.</text:span></text:p>
      <text:p text:style-name="P4"><text:tab/><text:span text:style-name="T3">Steganography is the practice of concealing one set of data within the contents of another set of data. While there are algorithms for many forms of media (video, audio, etc) the algorithm employed within Toolkit encodes a message into an image file. The process can be reversed and the message retrieved from the image file. This method has been used to transfer confidential data, and even deliver malware through the content delivered inside of advertisments.</text:span></text:p>
      <text:p text:style-name="P5"><text:tab/><text:span text:style-name="T4">Encryption is used all across the web to securly transfer data in motion. To better understand how encryption is used, the Toolkit uses a simplifyed algorithm to encrypt data and the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9T09:23:01.732410435</meta:creation-date>
    <dc:date>2017-06-29T14:22:02.357930965</dc:date>
    <meta:editing-duration>PT4H14M3S</meta:editing-duration>
    <meta:editing-cycles>8</meta:editing-cycles>
    <meta:generator>LibreOffice/5.2.7.2$Linux_X86_64 LibreOffice_project/20m0$Build-2</meta:generator>
    <meta:document-statistic meta:table-count="0" meta:image-count="0" meta:object-count="0" meta:page-count="1" meta:paragraph-count="7" meta:word-count="207" meta:character-count="1270" meta:non-whitespace-character-count="1064"/>
  </office:meta>
</office:document-meta>
</file>